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5a2b8" officeooo:paragraph-rsid="001f8256"/>
    </style:style>
    <style:style style:name="P2" style:family="paragraph" style:parent-style-name="Standard">
      <style:text-properties officeooo:rsid="00235825" officeooo:paragraph-rsid="001f8256"/>
    </style:style>
    <style:style style:name="P3" style:family="paragraph" style:parent-style-name="Standard">
      <style:text-properties officeooo:rsid="0023eece" officeooo:paragraph-rsid="001f8256"/>
    </style:style>
    <style:style style:name="P4" style:family="paragraph" style:parent-style-name="Standard">
      <style:text-properties style:font-name="Liberation Serif" fo:font-style="italic" officeooo:rsid="0023eece" officeooo:paragraph-rsid="001f8256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241b9f" officeooo:paragraph-rsid="001f8256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347f80" officeooo:paragraph-rsid="001f8256" style:font-style-asian="italic" style:font-style-complex="italic"/>
    </style:style>
    <style:style style:name="P7" style:family="paragraph" style:parent-style-name="Standard">
      <style:text-properties fo:font-style="normal" officeooo:rsid="0023eece" officeooo:paragraph-rsid="001f8256" style:font-style-asian="normal" style:font-style-complex="normal"/>
    </style:style>
    <style:style style:name="P8" style:family="paragraph" style:parent-style-name="Standard">
      <style:text-properties fo:font-style="normal" officeooo:rsid="00241b9f" officeooo:paragraph-rsid="001f8256" style:font-style-asian="normal" style:font-style-complex="normal"/>
    </style:style>
    <style:style style:name="P9" style:family="paragraph" style:parent-style-name="Standard">
      <style:text-properties fo:font-style="normal" officeooo:rsid="002536f9" officeooo:paragraph-rsid="001f8256" style:font-style-asian="normal" style:font-style-complex="normal"/>
    </style:style>
    <style:style style:name="P10" style:family="paragraph" style:parent-style-name="Standard">
      <style:text-properties officeooo:rsid="002536f9" officeooo:paragraph-rsid="001f8256"/>
    </style:style>
    <style:style style:name="T1" style:family="text">
      <style:text-properties officeooo:rsid="012db6c1"/>
    </style:style>
    <style:style style:name="T2" style:family="text">
      <style:text-properties officeooo:rsid="03234e94"/>
    </style:style>
    <style:style style:name="T3" style:family="text">
      <style:text-properties officeooo:rsid="010d04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47f80"/>
    </style:style>
    <style:style style:name="T6" style:family="text">
      <style:text-properties officeooo:rsid="0035dcde"/>
    </style:style>
    <style:style style:name="T7" style:family="text">
      <style:text-properties officeooo:rsid="00355b9f"/>
    </style:style>
    <style:style style:name="T8" style:family="text">
      <style:text-properties officeooo:rsid="002536f9"/>
    </style:style>
    <style:style style:name="T9" style:family="text">
      <style:text-properties officeooo:rsid="002790b5"/>
    </style:style>
    <style:style style:name="T1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Весна пришла ранняя, дружная, тёплая.</text:p>
      <text:p text:style-name="P2">В середине апреля я открыл «дачный» сезон ночёвки в сарае. Подмёл его и перенёс постель на зимовавшую там кровать.</text:p>
      <text:p text:style-name="P2">В тот же вечер в Парке я позвал её «к себе». </text:p>
      <text:p text:style-name="P2">Она неожиданно легко согласилась.</text:p>
      <text:p text:style-name="P2">Я был счастлив всё дорогу от Парка до Нежинской. </text:p>
      <text:p text:style-name="P2">Мы шли в темноте, плотно поймав друг друга за талии.</text:p>
      <text:p text:style-name="P2">Через двор Турковых и палисадник под окном нашей хаты прокрались мы в сарай и я запер дверь на крючок.</text:p>
      <text:p text:style-name="P2">В промежутках между нашими связями я, по завету Вилье-Инклана, восстанавливал равноправие между «руками, которые уже знали всё и глазами, которые <text:span text:style-name="T1">всё </text:span>ещё ничего не увид<text:span text:style-name="T2">а</text:span>ли».</text:p>
      <text:p text:style-name="P2">Для этого я зажигал спички, одну за одной, и <text:span text:style-name="T3">не </text:span>позволял ей натянуть на себя одеяло.</text:p>
      <text:p text:style-name="P2">Мы проснулись на рассвете и я проводил её через оглушительную тишину совершенно пустых улиц до хаты её подружки Светы, чтоб у неё имелось алиби для тёти Нины.</text:p>
      <text:p text:style-name="P3">Первый утренний пешеход попался мне на обратном пути аж за Базаром.</text:p>
      <text:p text:style-name="P3">Он шёл навстречу по другой стороне Богдана Хмельницкого.</text:p>
      <text:p text:style-name="P3"/>
      <text:p text:style-name="P3">Мне с не<text:span text:style-name="T3">й</text:span> было хорошо, но я хотел от неё избавиться.</text:p>
      <text:p text:style-name="P3">Во-первых, хорошо было не всегда.</text:p>
      <text:p text:style-name="P3">В тот раз, когда мы ездили на Сейм и я завалил её в ивняке, всё получилось как-то плоско и <text:span text:style-name="T3">то </text:span>что было, было не то.</text:p>
      <text:p text:style-name="P3">Правда, мы реабилитировались, когда она зазвала меня в душ у себя на работе.</text:p>
      <text:p text:style-name="P3">Да, она устроилась работать в городе. Разносила телеграммы с Главпочтамта.</text:p>
      <text:p text:style-name="P3"/>
      <text:p text:style-name="P4"><text:span text:style-name="T3">(...т</text:span>рудно поверить, но даже тогда, в отсутствие сотовых телефоно<text:span text:style-name="T2">в</text:span>, люди как-то ухитрялись выживать.</text:p>
      <text:p text:style-name="P4">Им помогали в этом телеграммы.</text:p>
      <text:p text:style-name="P4">Прямо <text:s/>домой приносят бланк в половину тетрадного листка, а на нём наклеены бумажные ленточки из телеграфного аппарата с напечатанными словами:</text:p>
      <text:p text:style-name="P4"><text:tab/><text:tab/><text:tab/><text:span text:style-name="T4">буду шестого в два вагон четырнадцать</text:span></text:p>
      <text:p text:style-name="P4">Телеграммы сообщали самую суть, потому что платить надо за каждое слово и за каждый знак препинания, включая адрес того, кому её посылаешь.</text:p>
      <text:p text:style-name="P4">Копейки приучают к лаконизму.</text:p>
      <text:p text:style-name="P4">Конечно, если денег девать некуда, в конце можешь добавить:</text:p>
      <text:p text:style-name="P4"><text:tab/><text:tab/><text:tab/><text:span text:style-name="T4">целую зпт навеки твой тчк</text:span></text:p>
      <text:p text:style-name="P4">А доставляют телеграмму работники Главпочтамта в маленьких чёрных сумочках:</text:p>
      <text:p text:style-name="P4">- Вот тут распишитесь в получении...<text:span text:style-name="T3">)</text:span></text:p>
      <text:p text:style-name="P4"/>
      <text:p text:style-name="P7">В пять часов у неё закончилась смена и мы встретились у обложенной крупножёлтыми плитками пятиэтажной Гостиницы напротив Универмага.</text:p>
      <text:p text:style-name="P7">На первом этаже, кроме входа в Гостиницу, есть ещё пара стеклянных витрин с входами в Междугороднюю Телефонную Связь и в Главпочтамт.</text:p>
      <text:p text:style-name="P7">Она отвела меня к служебной двери с обратной стороны здания.</text:p>
      <text:p text:style-name="P7">В длинном коридоре она прошла вперёд и махнула мне из дальнего конца.</text:p>
      <text:p text:style-name="P7">Некоторые двери были открыты и там сидели женщины, спиной ко мне, перед своими окошечками в стеклянных стенках-перегородках.</text:p>
      <text:p text:style-name="P8">Мы спустились в широкий зал с длинными окнами над головой и рядком душевых кабин вдоль стены.</text:p>
      <text:p text:style-name="P8"><text:span text:style-name="T1">Зайдя</text:span> в одну из них, <text:span text:style-name="T1">мы </text:span>разделись и Ольга пустила горячую воду.</text:p>
      <text:p text:style-name="P8"><text:soft-page-break/></text:p>
      <text:p text:style-name="P5"><text:span text:style-name="T3">(...в</text:span> каком-то из 90-х годов, в одном мафиозном боевике, сцена в душе между Сильвестре Сталлоне и Шэрон Стоун была признана самой горячей эротикой года.</text:p>
      <text:p text:style-name="P5">Так они же <text:span text:style-name="T2">её </text:span>у нас сплагиатили!</text:p>
      <text:p text:style-name="P5">С опозданием на двадцать лет.</text:p>
      <text:p text:style-name="P5">А теперь мне твердят, будто в СССР не было секса. </text:p>
      <text:p text:style-name="P5">Всё было! </text:p>
      <text:p text:style-name="P5">Просто начиналось оно на другую букву...<text:span text:style-name="T3">)</text:span></text:p>
      <text:p text:style-name="P5"/>
      <text:p text:style-name="P8">В конце нашей е... то есть... сцены, мелькнул ещё <text:span text:style-name="T1">такой </text:span>кадр, который Голливуд не показал. </text:p>
      <text:p text:style-name="P8">Это когда по упругим белым ляжкам Ольги, между крупных капель и дорожек бегущей душевой воды, поползли два-три белесо-мутноватых выбрызга...</text:p>
      <text:p text:style-name="P8">Я где-то уже видел этот кадр, но не <text:span text:style-name="T3">мог </text:span>припомн<text:span text:style-name="T3">ить</text:span> где.</text:p>
      <text:p text:style-name="P8">Да, я начал предохраняться.</text:p>
      <text:p text:style-name="P8"/>
      <text:p text:style-name="P5"><text:span text:style-name="T3">(...н</text:span>езавершённое книжное образование порой сбивает с толку. </text:p>
      <text:p text:style-name="P5">У меня, например, сложилось такое мнение, что «онанизм» это когда исключительно руками — дрочить и кончить.</text:p>
      <text:p text:style-name="P5">Но, оказывается, ещё в Ветхом Завете был мужик по имени Онан, который <text:span text:style-name="T5">в конце полового акта </text:span>своим семенем поливал земляной пол шатра. </text:p>
      <text:p text:style-name="P6">Заключительный аккорд, так сказать.</text:p>
      <text:p text:style-name="P5"><text:span text:style-name="T6">Аккорд</text:span>, конечно, <text:span text:style-name="T6">полная лáжа — совсем не в тональности</text:span>, <text:span text:style-name="T7">но </text:span>зато предохраня<text:span text:style-name="T7">е</text:span>т <text:span text:style-name="T7">от нежелательных зачатий</text:span>...<text:span text:style-name="T3">)</text:span></text:p>
      <text:p text:style-name="P8"/>
      <text:p text:style-name="P8">Вобщем, во-вторых, меня напугала первая беременность Ольги — а вдруг <text:span text:style-name="T1">она </text:span>опять залетит, что тогда? </text:p>
      <text:p text:style-name="P8">Я не хотел себя связывать и, чтобы развязаться, в один из вечеров на крыльце Светкиной хаты сказал ей, что нам пора расстаться.</text:p>
      <text:p text:style-name="P8">Она заплакала.</text:p>
      <text:p text:style-name="P8">Я закурил.</text:p>
      <text:p text:style-name="P8">- Почему?</text:p>
      <text:p text:style-name="P8">- Так надо. Я встретил другую.</text:p>
      <text:p text:style-name="P8">- Кто? Имя!</text:p>
      <text:p text:style-name="P8"><text:span text:style-name="T8">- Ты</text:span> всё равно не знае<text:span text:style-name="T1">шь</text:span>.</text:p>
      <text:p text:style-name="P8">- Нет, скажи!</text:p>
      <text:p text:style-name="P8">- Вобщем, одна Светка.</text:p>
      <text:p text:style-name="P8">- Где живёт?</text:p>
      <text:p text:style-name="P8">- Возле цыганского посёлка.</text:p>
      <text:p text:style-name="P8">- Ты врёшь!</text:p>
      <text:p text:style-name="P8">- Я не вру.</text:p>
      <text:p text:style-name="P9">Я прикуриваю вторую сигарету от первой. Как в итальянских чёрно-белых фильмах.</text:p>
      <text:p text:style-name="P9">Мне совсем не хочется курить. Сигарета горька и противна. Даже подташнивает.</text:p>
      <text:p text:style-name="P9">Докурив до половины, я сдался.</text:p>
      <text:p text:style-name="P9">Я сдался обеим — я не смог докурить сигарету, я не смог порвать с Ольгой.</text:p>
      <text:p text:style-name="P9">На следующей неделе она мне объявила, что снова беременна и у неё <text:span text:style-name="T3">уже </text:span>нет тех таблеток.</text:p>
      <text:p text:style-name="P9"/>
      <text:p text:style-name="P9">Я позвал родителей в сарай, потому что нам надо поговорить.</text:p>
      <text:p text:style-name="P9">Они зашли туда притихшие — такого ещё никогда не бывало.</text:p>
      <text:p text:style-name="P9">Я сел на стул под окном в изголовьи кровати. </text:p>
      <text:p text:style-name="P9">Мама осталась стоять, только опёрлась о кроватную спинку. </text:p>
      <text:p text:style-name="P9">Отец тоже стоял положив руку на длинный ящик-верстак вдоль второй стены. </text:p>
      <text:p text:style-name="P9">И я объявил, что женюсь на Ольге.</text:p>
      <text:p text:style-name="P9"><text:soft-page-break/>- Как женишься?- спросила мама.</text:p>
      <text:p text:style-name="P9">- Как благородный человек, я должен жениться,- ответил я.</text:p>
      <text:p text:style-name="P9">Родители переглянулись. Отец молча дёрнул головой. Мама так же молча повздыхала.</text:p>
      <text:p text:style-name="P9">Они сели на кровать и стали обсуждать в деталях, как будет жениться благородный человек.</text:p>
      <text:p text:style-name="P8"/>
      <text:p text:style-name="P9">Когда мы с Ольгой подали заявление в ЗАГС, о том, что желаем вступить в брак, нам там выдали бумажку для покупки обручальных колец со скидкой, в салоне для новобрачных.</text:p>
      <text:p text:style-name="P9">В Конотопе был такой салон, но в нём ничего не было кроме двух <text:span text:style-name="T1">пыльных </text:span>манекенов — жениха и невесты.</text:p>
      <text:p text:style-name="P9">Пришлось ехать в Киев.</text:p>
      <text:p text:style-name="P9">Лёха Кузько поехал с нами. Он уже прошёл через <text:span text:style-name="T2">всё это</text:span>, когда женился на Татьяне, и знал места.</text:p>
      <text:p text:style-name="P10">Кольцо Ольги было пожелтее, а у меня пошире и гранённое, словно мелкая чешуйка.</text:p>
      <text:p text:style-name="P10">Ещё купили мне туфли, а ей белое шёлковое мини-платье с пупырышками, и фату.</text:p>
      <text:p text:style-name="P1">В августе мы расписались в Лунатике. </text:p>
      <text:p text:style-name="P1">Зал торжеств там тоже на втором этаже, но в противоположном крыле от танцзала.</text:p>
      <text:p text:style-name="P1">В ДК мы приехали на такси.</text:p>
      <text:p text:style-name="P1">На входе в зал нас встретили электромузыкой ребята «халтурщики». </text:p>
      <text:p text:style-name="P1">Гитарист с давним глубоким шрамом на щеке был мне знаком. Он сделал круглые глаза и пожал плечами. </text:p>
      <text:p text:style-name="P1">А, плевать; всё равно с футболом у меня никогда не получалось...</text:p>
      <text:p text:style-name="P1">Женщина в тёмном платье, очках и перманентной завивке зачитала нам с Ольгой права и обязанности молодой семьи — ячейки общества.</text:p>
      <text:p text:style-name="P1">Мы подписали бланк. Лёха с<text:span text:style-name="T9">о Свет</text:span>ой тоже.</text:p>
      <text:p text:style-name="P1"><text:span text:style-name="T10"><text:tab/><text:tab/><text:tab/>Вот и всё — конец мечтам..</text:span>.</text:p>
      <text:p text:style-name="P1">Лабухи заиграли марш Мендельсона и мастер, из фотоателье через дорогу, сфотографировал нас аппаратом на треножнике.</text:p>
      <text:p text:style-name="P1">На снимке потом оказался не слишком радостно улыбающийся волосатик с виновато вздёрнутым воротником у пиджака от прошлогоднего выпускного костюма.</text:p>
      <text:p text:style-name="P1">Ольга получилась хорошо, только лицо недовольно грустное. </text:p>
      <text:p text:style-name="P1">Наверное, она не хотела связывать себя всего в шестнадцать л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32:00.093150892</meta:creation-date>
    <dc:date>2017-03-01T18:32:06.75729065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97" meta:word-count="1065" meta:character-count="6577" meta:non-whitespace-character-count="5576"/>
    <meta:generator>LibreOffice/4.3.3.2$Linux_x86 LibreOffice_project/430m0$Build-2</meta:generator>
  </office:meta>
</office:document-meta>
</file>